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551">
      <style:table-row-properties style:row-height="0.38676in"/>
    </style:style>
    <style:style style:family="text" style:name="a552">
      <style:text-properties fo:language="en" fo:country="GB"/>
    </style:style>
    <style:style style:family="text" style:name="a553">
      <style:text-properties fo:language="pt" fo:country="PT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56">
      <style:table-row-properties style:row-height="0.38676in"/>
    </style:style>
    <style:style style:family="text" style:name="a557">
      <style:text-properties fo:language="en" fo:country="GB"/>
    </style:style>
    <style:style style:family="text" style:name="a558">
      <style:text-properties fo:language="pt" fo:country="PT"/>
    </style:style>
    <style:style style:family="paragraph" style:name="a559">
      <style:paragraph-properties fo:text-align="center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366">
      <style:table-properties style:writing-mode="lr-tb"/>
    </style:style>
    <style:style style:family="table-column" style:name="a367">
      <style:table-column-properties style:column-width="1.88572in"/>
    </style:style>
    <style:style style:family="table-row" style:name="a368">
      <style:table-row-properties style:row-height="0.40556in"/>
    </style:style>
    <style:style style:family="text" style:name="a369">
      <style:text-properties fo:language="en" fo:country="GB"/>
    </style:style>
    <style:style style:family="table-cell" style:name="a5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2">
      <style:table-row-properties style:row-height="0.38676in"/>
    </style:style>
    <style:style style:family="text" style:name="a563">
      <style:text-properties fo:language="en" fo:country="GB"/>
    </style:style>
    <style:style style:family="text" style:name="a564">
      <style:text-properties fo:language="pt" fo:country="PT"/>
    </style:style>
    <style:style style:family="paragraph" style:name="a565">
      <style:paragraph-properties fo:text-align="center"/>
    </style:style>
    <style:style style:family="table-cell" style:name="a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68">
      <style:table-row-properties style:row-height="0.38676in"/>
    </style:style>
    <style:style style:family="text" style:name="a569">
      <style:text-properties fo:language="en" fo:country="GB"/>
    </style:style>
    <style:style style:family="paragraph" style:name="a400">
      <style:paragraph-properties fo:text-align="center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03">
      <style:table-row-properties style:row-height="0.40556in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language="en" fo:country="GB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language="pt" fo:country="PT"/>
    </style:style>
    <style:style style:family="table" style:name="a764">
      <style:table-properties style:writing-mode="lr-tb"/>
    </style:style>
    <style:style style:family="paragraph" style:name="a406">
      <style:paragraph-properties fo:text-align="center"/>
    </style:style>
    <style:style style:family="table-column" style:name="a765">
      <style:table-column-properties style:column-width="1.88572in"/>
    </style:style>
    <style:style style:family="table-row" style:name="a766">
      <style:table-row-properties style:row-height="0.38039in"/>
    </style:style>
    <style:style style:family="table-cell" style:name="a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67">
      <style:text-properties fo:language="en" fo:country="GB"/>
    </style:style>
    <style:style style:family="text" style:name="a370">
      <style:text-properties fo:language="pt" fo:country="PT"/>
    </style:style>
    <style:style style:family="table-row" style:name="a409">
      <style:table-row-properties style:row-height="0.40556in"/>
    </style:style>
    <style:style style:family="text" style:name="a768">
      <style:text-properties fo:language="pt" fo:country="PT"/>
    </style:style>
    <style:style style:family="paragraph" style:name="a371">
      <style:paragraph-properties fo:text-align="center"/>
    </style:style>
    <style:style style:family="paragraph" style:name="a769">
      <style:paragraph-properties fo:text-align="center"/>
    </style:style>
    <style:style style:family="table-cell" style:name="a3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74">
      <style:table-row-properties style:row-height="0.40556in"/>
    </style:style>
    <style:style style:family="text" style:name="a600">
      <style:text-properties fo:language="pt" fo:country="PT"/>
    </style:style>
    <style:style style:family="text" style:name="a375">
      <style:text-properties fo:language="en" fo:country="GB"/>
    </style:style>
    <style:style style:family="paragraph" style:name="a601">
      <style:paragraph-properties fo:text-align="center"/>
    </style:style>
    <style:style style:family="text" style:name="a376">
      <style:text-properties fo:language="pt" fo:country="PT"/>
    </style:style>
    <style:style style:family="paragraph" style:name="a377">
      <style:paragraph-properties fo:text-align="center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04">
      <style:table-row-properties style:row-height="0.40556in"/>
    </style:style>
    <style:style style:family="table-cell" style:name="a3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5">
      <style:text-properties fo:language="en" fo:country="GB"/>
    </style:style>
    <style:style style:family="text" style:name="a606">
      <style:text-properties fo:language="pt" fo:country="PT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fo:language="pt" fo:country="PT"/>
    </style:style>
    <style:style style:family="table-row" style:name="a609">
      <style:table-row-properties style:row-height="0.40556in"/>
    </style:style>
    <style:style style:family="paragraph" style:name="a571">
      <style:paragraph-properties fo:text-align="center"/>
    </style:style>
    <style:style style:family="table-cell" style:name="a5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574">
      <style:table-properties style:writing-mode="lr-tb"/>
    </style:style>
    <style:style style:family="table-column" style:name="a575">
      <style:table-column-properties style:column-width="1.88572in"/>
    </style:style>
    <style:style style:family="text" style:name="a800">
      <style:text-properties fo:language="pt" fo:country="PT"/>
    </style:style>
    <style:style style:family="table-row" style:name="a576">
      <style:table-row-properties style:row-height="0.40556in"/>
    </style:style>
    <style:style style:family="paragraph" style:name="a801">
      <style:paragraph-properties fo:text-align="center"/>
    </style:style>
    <style:style style:family="text" style:name="a577">
      <style:text-properties fo:language="en" fo:country="GB"/>
    </style:style>
    <style:style style:family="text" style:name="a578">
      <style:text-properties fo:language="pt" fo:country="PT"/>
    </style:style>
    <style:style style:family="table-cell" style:name="a8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79">
      <style:paragraph-properties fo:text-align="center"/>
    </style:style>
    <style:style style:family="table" style:name="a804">
      <style:table-properties style:writing-mode="lr-tb"/>
    </style:style>
    <style:style style:family="table-column" style:name="a805">
      <style:table-column-properties style:column-width="1.88572in"/>
    </style:style>
    <style:style style:family="table-row" style:name="a806">
      <style:table-row-properties style:row-height="0.37302in"/>
    </style:style>
    <style:style style:family="text" style:name="a410">
      <style:text-properties fo:language="en" fo:country="GB"/>
    </style:style>
    <style:style style:family="text" style:name="a807">
      <style:text-properties fo:language="en" fo:country="GB"/>
    </style:style>
    <style:style style:family="text" style:name="a411">
      <style:text-properties fo:language="pt" fo:country="PT"/>
    </style:style>
    <style:style style:family="text" style:name="a808">
      <style:text-properties fo:language="pt" fo:country="PT"/>
    </style:style>
    <style:style style:family="paragraph" style:name="a412">
      <style:paragraph-properties fo:text-align="center"/>
    </style:style>
    <style:style style:family="paragraph" style:name="a809">
      <style:paragraph-properties fo:text-align="center"/>
    </style:style>
    <style:style style:family="table-cell" style:name="a7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72">
      <style:table-row-properties style:row-height="0.40556in"/>
    </style:style>
    <style:style style:family="table-cell" style:name="a4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73">
      <style:text-properties fo:language="en" fo:country="GB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language="pt" fo:country="P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text-align="center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380">
      <style:table-row-properties style:row-height="0.40556in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language="en" fo:country="GB"/>
    </style:style>
    <style:style style:family="text" style:name="a382">
      <style:text-properties fo:language="pt" fo:country="PT"/>
    </style:style>
    <style:style style:family="graphic" style:name="a779">
      <style:graphic-properties draw:fill="none" draw:stroke="solid" svg:stroke-width="0.00694in" svg:stroke-color="#4472c4" draw:marker-end="a778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0">
      <style:text-properties fo:language="en" fo:country="GB"/>
    </style:style>
    <style:style style:family="table-row" style:name="a385">
      <style:table-row-properties style:row-height="0.40556in"/>
    </style:style>
    <style:style style:family="text" style:name="a611">
      <style:text-properties fo:language="pt" fo:country="PT"/>
    </style:style>
    <style:style style:family="text" style:name="a386">
      <style:text-properties fo:language="en" fo:country="GB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387">
      <style:text-properties fo:language="pt" fo:country="PT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388">
      <style:paragraph-properties fo:text-align="center"/>
    </style:style>
    <style:style style:family="table-row" style:name="a614">
      <style:table-row-properties style:row-height="0.40556in"/>
    </style:style>
    <style:style style:family="text" style:name="a615">
      <style:text-properties fo:language="en" fo:country="GB"/>
    </style:style>
    <style:style style:family="text" style:name="a616">
      <style:text-properties fo:language="pt" fo:country="PT"/>
    </style:style>
    <style:style style:family="paragraph" style:name="a617">
      <style:paragraph-properties fo:text-align="center"/>
    </style:style>
    <style:style style:family="table-cell" style:name="a6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2">
      <style:table-row-properties style:row-height="0.40556in"/>
    </style:style>
    <style:style style:family="text" style:name="a583">
      <style:text-properties fo:language="en" fo:country="GB"/>
    </style:style>
    <style:style style:family="text" style:name="a584">
      <style:text-properties fo:language="pt" fo:country="PT"/>
    </style:style>
    <style:style style:family="paragraph" style:name="a585">
      <style:paragraph-properties fo:text-align="center"/>
    </style:style>
    <style:style style:family="table-cell" style:name="a8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12">
      <style:table-row-properties style:row-height="0.40556in"/>
    </style:style>
    <style:style style:family="text" style:name="a813">
      <style:text-properties fo:language="en" fo:country="GB"/>
    </style:style>
    <style:style style:family="graphic" style:name="a589">
      <style:graphic-properties draw:fill="none" draw:stroke="solid" svg:stroke-width="0.00694in" svg:stroke-color="#4472c4" draw:marker-end="a588" svg:stroke-opacity="100%" draw:stroke-linejoin="miter" svg:stroke-linecap="butt"/>
    </style:style>
    <style:style style:family="text" style:name="a814">
      <style:text-properties fo:language="pt" fo:country="PT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draw:fill="none" draw:stroke="solid" svg:stroke-width="0.00694in" svg:stroke-color="#4472c4" draw:marker-end="a817" svg:stroke-opacity="100%" draw:stroke-linejoin="miter" svg:stroke-linecap="but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25">
      <style:graphic-properties draw:fill="none" draw:stroke="solid" svg:stroke-width="0.00694in" svg:stroke-color="#4472c4" draw:marker-end="a424" svg:stroke-opacity="100%" draw:stroke-linejoin="miter" svg:stroke-linecap="butt"/>
    </style:style>
    <style:style style:family="table" style:name="a784">
      <style:table-properties style:writing-mode="lr-tb"/>
    </style:style>
    <style:style style:family="table-column" style:name="a785">
      <style:table-column-properties style:column-width="1.88572in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table-row" style:name="a786">
      <style:table-row-properties style:row-height="0.40556in"/>
    </style:style>
    <style:style style:family="table-cell" style:name="a3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87">
      <style:text-properties fo:language="en" fo:country="GB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text" style:name="a788">
      <style:text-properties fo:language="pt" fo:country="PT"/>
    </style:style>
    <style:style style:family="table-row" style:name="a391">
      <style:table-row-properties style:row-height="0.40556in"/>
    </style:style>
    <style:style style:family="text" style:name="a392">
      <style:text-properties fo:language="en" fo:country="GB"/>
    </style:style>
    <style:style style:family="paragraph" style:name="a789">
      <style:paragraph-properties fo:text-align="center"/>
    </style:style>
    <style:style style:family="text" style:name="a393">
      <style:text-properties fo:language="pt" fo:country="PT"/>
    </style:style>
    <style:style style:family="paragraph" style:name="a394">
      <style:paragraph-properties fo:text-align="center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3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397">
      <style:table-row-properties style:row-height="0.40556in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language="en" fo:country="GB"/>
    </style:style>
    <style:style style:family="text" style:name="a399">
      <style:text-properties fo:language="pt" fo:country="PT"/>
    </style:style>
    <style:style style:family="graphic" style:name="a625">
      <style:graphic-properties draw:fill="none" draw:stroke="solid" svg:stroke-width="0.00694in" svg:stroke-color="#4472c4" draw:marker-end="a624" svg:stroke-opacity="100%" draw:stroke-linejoin="miter" svg:stroke-linecap="butt"/>
    </style:style>
    <style:style style:family="table" style:name="a626">
      <style:table-properties style:writing-mode="lr-tb"/>
    </style:style>
    <style:style style:family="table-column" style:name="a627">
      <style:table-column-properties style:column-width="1.88572in"/>
    </style:style>
    <style:style style:family="table-row" style:name="a628">
      <style:table-row-properties style:row-height="0.42309in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language="en" fo:country="G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draw:fill="none" draw:stroke="solid" svg:stroke-width="0.00694in" svg:stroke-color="#4472c4" draw:marker-end="a819" svg:stroke-opacity="100%" draw:stroke-linejoin="miter" svg:stroke-linecap="butt"/>
    </style:style>
    <style:style style:family="table" style:name="a596">
      <style:table-properties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597">
      <style:table-column-properties style:column-width="1.88572in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598">
      <style:table-row-properties style:row-height="0.40556in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language="en" fo:country="GB"/>
    </style:style>
    <style:style style:family="graphic" style:name="a8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9">
      <style:table-properties style:writing-mode="lr-tb"/>
    </style:style>
    <style:style style:family="table-cell" style:name="a7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4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-row" style:name="a792">
      <style:table-row-properties style:row-height="0.40556in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language="en" fo:country="G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language="pt" fo:country="PT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text-align="center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98">
      <style:table-row-properties style:row-height="0.40556in"/>
    </style:style>
    <style:style style:family="text" style:name="a799">
      <style:text-properties fo:language="en" fo:country="GB"/>
    </style:style>
    <style:style style:family="text" style:name="a630">
      <style:text-properties fo:language="pt" fo:country="PT"/>
    </style:style>
    <style:style style:family="paragraph" style:name="a631">
      <style:paragraph-properties fo:text-align="center"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34">
      <style:table-row-properties style:row-height="0.38676in"/>
    </style:style>
    <style:style style:family="text" style:name="a635">
      <style:text-properties fo:language="en" fo:country="GB"/>
    </style:style>
    <style:style style:family="text" style:name="a636">
      <style:text-properties fo:language="pt" fo:country="PT"/>
    </style:style>
    <style:style style:family="paragraph" style:name="a637">
      <style:paragraph-properties fo:text-align="center"/>
    </style:style>
    <style:style style:family="table-cell" style:name="a6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30">
      <style:table-column-properties style:column-width="1.88572in"/>
    </style:style>
    <style:style style:family="table-row" style:name="a831">
      <style:table-row-properties style:row-height="0.35276in"/>
    </style:style>
    <style:style style:family="text" style:name="a832">
      <style:text-properties fo:language="en" fo:country="GB"/>
    </style:style>
    <style:style style:family="text" style:name="a833">
      <style:text-properties fo:language="pt" fo:country="PT"/>
    </style:style>
    <style:style style:family="paragraph" style:name="a834">
      <style:paragraph-properties fo:text-align="center"/>
    </style:style>
    <style:style style:family="table-cell" style:name="a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443">
      <style:table-properties style:writing-mode="lr-tb"/>
    </style:style>
    <style:style style:family="table-column" style:name="a444">
      <style:table-column-properties style:column-width="1.88572in"/>
    </style:style>
    <style:style style:family="table-row" style:name="a445">
      <style:table-row-properties style:row-height="0.40556in"/>
    </style:style>
    <style:style style:family="text" style:name="a446">
      <style:text-properties fo:language="en" fo:country="GB"/>
    </style:style>
    <style:style style:family="text" style:name="a447">
      <style:text-properties fo:language="pt" fo:country="PT"/>
    </style:style>
    <style:style style:family="paragraph" style:name="a448">
      <style:paragraph-properties fo:text-align="center"/>
    </style:style>
    <style:style style:family="table" style:name="a640">
      <style:table-properties style:writing-mode="lr-tb"/>
    </style:style>
    <style:style style:family="table-column" style:name="a641">
      <style:table-column-properties style:column-width="1.88572in"/>
    </style:style>
    <style:style style:family="table-row" style:name="a642">
      <style:table-row-properties style:row-height="0.35276in"/>
    </style:style>
    <style:style style:family="text" style:name="a643">
      <style:text-properties fo:language="en" fo:country="GB"/>
    </style:style>
    <style:style style:family="text" style:name="a644">
      <style:text-properties fo:language="pt" fo:country="PT"/>
    </style:style>
    <style:style style:family="paragraph" style:name="a645">
      <style:paragraph-properties fo:text-align="center"/>
    </style:style>
    <style:style style:family="table-cell" style:name="a6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48">
      <style:table-row-properties style:row-height="0.40556in"/>
    </style:style>
    <style:style style:family="text" style:name="a649">
      <style:text-properties fo:language="en" fo:country="GB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2">
      <style:graphic-properties draw:fill="none" draw:stroke="solid" svg:stroke-width="0.00694in" svg:stroke-color="#4472c4" draw:marker-end="a841" svg:stroke-opacity="100%" draw:stroke-linejoin="miter" svg:stroke-linecap="butt"/>
    </style:style>
    <style:style style:family="graphic" style:name="a843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844">
      <style:graphic-properties draw:fill="none" draw:stroke="solid" svg:stroke-width="0.01389in" svg:stroke-color="#ff0000" svg:stroke-opacity="100%" draw:stroke-linejoin="miter" svg:stroke-linecap="butt"/>
    </style:style>
    <style:style style:family="table-cell" style:name="a4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1">
      <style:table-row-properties style:row-height="0.40556in"/>
    </style:style>
    <style:style style:family="text" style:name="a452">
      <style:text-properties fo:language="en" fo:country="GB"/>
    </style:style>
    <style:style style:family="text" style:name="a453">
      <style:text-properties fo:language="pt" fo:country="PT"/>
    </style:style>
    <style:style style:family="paragraph" style:name="a454">
      <style:paragraph-properties fo:text-align="center"/>
    </style:style>
    <style:style style:family="table-cell" style:name="a4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457">
      <style:table-properties style:writing-mode="lr-tb"/>
    </style:style>
    <style:style style:family="table-column" style:name="a458">
      <style:table-column-properties style:column-width="1.88572in"/>
    </style:style>
    <style:style style:family="table-row" style:name="a459">
      <style:table-row-properties style:row-height="0.42309in"/>
    </style:style>
    <style:style style:family="text" style:name="a650">
      <style:text-properties fo:language="pt" fo:country="PT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53">
      <style:table-row-properties style:row-height="0.40556in"/>
    </style:style>
    <style:style style:family="text" style:name="a654">
      <style:text-properties fo:language="en" fo:country="GB"/>
    </style:style>
    <style:style style:family="text" style:name="a655">
      <style:text-properties fo:language="pt" fo:country="PT"/>
    </style:style>
    <style:style style:family="paragraph" style:name="a656">
      <style:paragraph-properties fo:text-align="center"/>
    </style:style>
    <style:style style:family="table-cell" style:name="a6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0">
      <style:text-properties fo:language="en" fo:country="GB"/>
    </style:style>
    <style:style style:family="text" style:name="a461">
      <style:text-properties fo:language="pt" fo:country="PT"/>
    </style:style>
    <style:style style:family="paragraph" style:name="a462">
      <style:paragraph-properties fo:text-align="center"/>
    </style:style>
    <style:style style:family="table-cell" style:name="a4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5">
      <style:table-row-properties style:row-height="0.38676in"/>
    </style:style>
    <style:style style:family="text" style:name="a466">
      <style:text-properties fo:language="en" fo:country="GB"/>
    </style:style>
    <style:style style:family="text" style:name="a467">
      <style:text-properties fo:language="pt" fo:country="PT"/>
    </style:style>
    <style:style style:family="paragraph" style:name="a468">
      <style:paragraph-properties fo:text-align="center"/>
    </style:style>
    <style:style style:family="graphic" style:name="a660">
      <style:graphic-properties draw:fill="none" draw:stroke="solid" svg:stroke-width="0.00694in" svg:stroke-color="#4472c4" draw:marker-end="a659" svg:stroke-opacity="100%" draw:stroke-linejoin="miter" svg:stroke-linecap="butt"/>
    </style:style>
    <style:style style:family="table" style:name="a661">
      <style:table-properties style:writing-mode="lr-tb"/>
    </style:style>
    <style:style style:family="table-column" style:name="a662">
      <style:table-column-properties style:column-width="1.88572in"/>
    </style:style>
    <style:style style:family="table-row" style:name="a663">
      <style:table-row-properties style:row-height="0.35276in"/>
    </style:style>
    <style:style style:family="text" style:name="a664">
      <style:text-properties fo:language="en" fo:country="GB"/>
    </style:style>
    <style:style style:family="text" style:name="a665">
      <style:text-properties fo:language="pt" fo:country="PT"/>
    </style:style>
    <style:style style:family="paragraph" style:name="a666">
      <style:paragraph-properties fo:text-align="center"/>
    </style:style>
    <style:style style:family="table-cell" style:name="a6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9">
      <style:table-row-properties style:row-height="0.40556in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501">
      <style:table-properties style:writing-mode="lr-tb"/>
    </style:style>
    <style:style style:family="table-column" style:name="a502">
      <style:table-column-properties style:column-width="1.88572in"/>
    </style:style>
    <style:style style:family="table-row" style:name="a503">
      <style:table-row-properties style:row-height="0.40556in"/>
    </style:style>
    <style:style style:family="text" style:name="a504">
      <style:text-properties fo:language="en" fo:country="GB"/>
    </style:style>
    <style:style style:family="text" style:name="a505">
      <style:text-properties fo:language="pt" fo:country="PT"/>
    </style:style>
    <style:style style:family="paragraph" style:name="a506">
      <style:paragraph-properties fo:text-align="center"/>
    </style:style>
    <style:style style:family="table-cell" style:name="a4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71">
      <style:table-row-properties style:row-height="0.38676in"/>
    </style:style>
    <style:style style:family="table-row" style:name="a509">
      <style:table-row-properties style:row-height="0.40556in"/>
    </style:style>
    <style:style style:family="text" style:name="a472">
      <style:text-properties fo:language="en" fo:country="GB"/>
    </style:style>
    <style:style style:family="text" style:name="a473">
      <style:text-properties fo:language="pt" fo:country="PT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00">
      <style:text-properties fo:language="pt" fo:country="PT"/>
    </style:style>
    <style:style style:family="table-row" style:name="a476">
      <style:table-row-properties style:row-height="0.38676in"/>
    </style:style>
    <style:style style:family="paragraph" style:name="a701">
      <style:paragraph-properties fo:text-align="center"/>
    </style:style>
    <style:style style:family="text" style:name="a477">
      <style:text-properties fo:language="en" fo:country="GB"/>
    </style:style>
    <style:style style:family="text" style:name="a478">
      <style:text-properties fo:language="pt" fo:country="PT"/>
    </style:style>
    <style:style style:family="table-cell" style:name="a7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79">
      <style:paragraph-properties fo:text-align="center"/>
    </style:style>
    <style:style style:family="table" style:name="a704">
      <style:table-properties style:writing-mode="lr-tb"/>
    </style:style>
    <style:style style:family="table-column" style:name="a705">
      <style:table-column-properties style:column-width="1.88572in"/>
    </style:style>
    <style:style style:family="table-row" style:name="a706">
      <style:table-row-properties style:row-height="0.37302in"/>
    </style:style>
    <style:style style:family="text" style:name="a707">
      <style:text-properties fo:language="en" fo:country="GB"/>
    </style:style>
    <style:style style:family="text" style:name="a708">
      <style:text-properties fo:language="pt" fo:country="PT"/>
    </style:style>
    <style:style style:family="text" style:name="a670">
      <style:text-properties fo:language="en" fo:country="GB"/>
    </style:style>
    <style:style style:family="paragraph" style:name="a709">
      <style:paragraph-properties fo:text-align="center"/>
    </style:style>
    <style:style style:family="text" style:name="a671">
      <style:text-properties fo:language="pt" fo:country="PT"/>
    </style:style>
    <style:style style:family="paragraph" style:name="a672">
      <style:paragraph-properties fo:text-align="center"/>
    </style:style>
    <style:style style:family="table-cell" style:name="a6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676">
      <style:graphic-properties draw:fill="none" draw:stroke="solid" svg:stroke-width="0.00694in" svg:stroke-color="#4472c4" draw:marker-end="a675" svg:stroke-opacity="100%" draw:stroke-linejoin="miter" svg:stroke-linecap="butt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678">
      <style:table-properties style:writing-mode="lr-tb"/>
    </style:style>
    <style:style style:family="table-column" style:name="a679">
      <style:table-column-properties style:column-width="1.88572in"/>
    </style:style>
    <style:style style:family="text" style:name="a510">
      <style:text-properties fo:language="en" fo:country="GB"/>
    </style:style>
    <style:style style:family="text" style:name="a511">
      <style:text-properties fo:language="pt" fo:country="PT"/>
    </style:style>
    <style:style style:family="paragraph" style:name="a512">
      <style:paragraph-properties fo:text-align="center"/>
    </style:style>
    <style:style style:family="table-cell" style:name="a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4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82">
      <style:table-row-properties style:row-height="0.38676in"/>
    </style:style>
    <style:style style:family="text" style:name="a483">
      <style:text-properties fo:language="en" fo:country="GB"/>
    </style:style>
    <style:style style:family="text" style:name="a484">
      <style:text-properties fo:language="pt" fo:country="PT"/>
    </style:style>
    <style:style style:family="paragraph" style:name="a485">
      <style:paragraph-properties fo:text-align="center"/>
    </style:style>
    <style:style style:family="table-cell" style:name="a7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2">
      <style:table-row-properties style:row-height="0.40556in"/>
    </style:style>
    <style:style style:family="table-row" style:name="a488">
      <style:table-row-properties style:row-height="0.38676in"/>
    </style:style>
    <style:style style:family="text" style:name="a713">
      <style:text-properties fo:language="en" fo:country="GB"/>
    </style:style>
    <style:style style:family="text" style:name="a489">
      <style:text-properties fo:language="en" fo:country="GB"/>
    </style:style>
    <style:style style:family="text" style:name="a714">
      <style:text-properties fo:language="pt" fo:country="PT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17">
      <style:table-row-properties style:row-height="0.40556in"/>
    </style:style>
    <style:style style:family="text" style:name="a718">
      <style:text-properties fo:language="en" fo:country="GB"/>
    </style:style>
    <style:style style:family="table-row" style:name="a680">
      <style:table-row-properties style:row-height="0.40556in"/>
    </style:style>
    <style:style style:family="text" style:name="a719">
      <style:text-properties fo:language="pt" fo:country="PT"/>
    </style:style>
    <style:style style:family="text" style:name="a681">
      <style:text-properties fo:language="en" fo:country="GB"/>
    </style:style>
    <style:style style:family="text" style:name="a682">
      <style:text-properties fo:language="pt" fo:country="PT"/>
    </style:style>
    <style:style style:family="paragraph" style:name="a683">
      <style:paragraph-properties fo:text-align="center"/>
    </style:style>
    <style:style style:family="table-cell" style:name="a6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86">
      <style:table-row-properties style:row-height="0.40556in"/>
    </style:style>
    <style:style style:family="text" style:name="a687">
      <style:text-properties fo:language="en" fo:country="GB"/>
    </style:style>
    <style:style style:family="text" style:name="a688">
      <style:text-properties fo:language="pt" fo:country="PT"/>
    </style:style>
    <style:style style:family="paragraph" style:name="a689">
      <style:paragraph-properties fo:text-align="center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0694in" svg:stroke-color="#4472c4" draw:marker-end="a523" svg:stroke-opacity="100%" draw:stroke-linejoin="miter" svg:stroke-linecap="butt"/>
    </style:style>
    <style:style style:family="graphic" style:name="a526">
      <style:graphic-properties draw:fill="none" draw:stroke="solid" svg:stroke-width="0.00694in" svg:stroke-color="#4472c4" draw:marker-end="a525" svg:stroke-opacity="100%" draw:stroke-linejoin="miter" svg:stroke-linecap="butt"/>
    </style:style>
    <style:style style:family="text" style:name="a490">
      <style:text-properties fo:language="pt" fo:country="PT"/>
    </style:style>
    <style:style style:family="graphic" style:name="a528">
      <style:graphic-properties draw:fill="none" draw:stroke="solid" svg:stroke-width="0.00694in" svg:stroke-color="#4472c4" draw:marker-end="a527" svg:stroke-opacity="100%" draw:stroke-linejoin="miter" svg:stroke-linecap="butt"/>
    </style:style>
    <style:style style:family="paragraph" style:name="a491">
      <style:paragraph-properties fo:text-align="center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94">
      <style:table-row-properties style:row-height="0.38676in"/>
    </style:style>
    <style:style style:family="text" style:name="a495">
      <style:text-properties fo:language="en" fo:country="GB"/>
    </style:style>
    <style:style style:family="paragraph" style:name="a720">
      <style:paragraph-properties fo:text-align="center"/>
    </style:style>
    <style:style style:family="text" style:name="a496">
      <style:text-properties fo:language="pt" fo:country="PT"/>
    </style:style>
    <style:style style:family="paragraph" style:name="a497">
      <style:paragraph-properties fo:text-align="center"/>
    </style:style>
    <style:style style:family="table-cell" style:name="a7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723">
      <style:table-properties style:writing-mode="lr-tb"/>
    </style:style>
    <style:style style:family="table-cell" style:name="a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724">
      <style:table-column-properties style:column-width="1.88572in"/>
    </style:style>
    <style:style style:family="table-row" style:name="a725">
      <style:table-row-properties style:row-height="0.40556in"/>
    </style:style>
    <style:style style:family="text" style:name="a726">
      <style:text-properties fo:language="en" fo:country="GB"/>
    </style:style>
    <style:style style:family="text" style:name="a727">
      <style:text-properties fo:language="pt" fo:country="PT"/>
    </style:style>
    <style:style style:family="paragraph" style:name="a728">
      <style:paragraph-properties fo:text-align="center"/>
    </style:style>
    <style:style style:family="table-cell" style:name="a6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2">
      <style:table-row-properties style:row-height="0.40556in"/>
    </style:style>
    <style:style style:family="text" style:name="a693">
      <style:text-properties fo:language="en" fo:country="GB"/>
    </style:style>
    <style:style style:family="text" style:name="a694">
      <style:text-properties fo:language="pt" fo:country="PT"/>
    </style:style>
    <style:style style:family="paragraph" style:name="a695">
      <style:paragraph-properties fo:text-align="center"/>
    </style:style>
    <style:style style:family="table-cell" style:name="a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98">
      <style:table-row-properties style:row-height="0.40556in"/>
    </style:style>
    <style:style style:family="text" style:name="a699">
      <style:text-properties fo:language="en" fo:country="G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able" style:name="a537">
      <style:table-properties style:writing-mode="lr-tb"/>
    </style:style>
    <style:style style:family="table-column" style:name="a538">
      <style:table-column-properties style:column-width="1.88572in"/>
    </style:style>
    <style:style style:family="table-row" style:name="a539">
      <style:table-row-properties style:row-height="0.42309in"/>
    </style:style>
    <style:style style:family="table-cell" style:name="a7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731">
      <style:table-row-properties style:row-height="0.40556in"/>
    </style:style>
    <style:style style:family="text" style:name="a732">
      <style:text-properties fo:language="en" fo:country="GB"/>
    </style:style>
    <style:style style:family="text" style:name="a733">
      <style:text-properties fo:language="pt" fo:country="PT"/>
    </style:style>
    <style:style style:family="paragraph" style:name="a734">
      <style:paragraph-properties fo:text-align="center"/>
    </style:style>
    <style:style style:family="table-cell" style:name="a7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language="en" fo:country="GB"/>
    </style:style>
    <style:style style:family="text" style:name="a541">
      <style:text-properties fo:language="pt" fo:country="PT"/>
    </style:style>
    <style:style style:family="paragraph" style:name="a542">
      <style:paragraph-properties fo:text-align="center"/>
    </style:style>
    <style:style style:family="table-cell" style:name="a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45">
      <style:table-row-properties style:row-height="0.38676in"/>
    </style:style>
    <style:style style:family="text" style:name="a546">
      <style:text-properties fo:language="en" fo:country="GB"/>
    </style:style>
    <style:style style:family="text" style:name="a547">
      <style:text-properties fo:language="pt" fo:country="PT"/>
    </style:style>
    <style:style style:family="paragraph" style:name="a548">
      <style:paragraph-properties fo:text-align="center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2">
      <style:graphic-properties draw:fill="none" draw:stroke="solid" svg:stroke-width="0.00694in" svg:stroke-color="#4472c4" draw:marker-end="a741" svg:stroke-opacity="100%" draw:stroke-linejoin="miter" svg:stroke-linecap="butt"/>
    </style:style>
    <style:style style:family="graphic" style:name="a744">
      <style:graphic-properties draw:fill="none" draw:stroke="solid" svg:stroke-width="0.00694in" svg:stroke-color="#4472c4" draw:marker-end="a743" svg:stroke-opacity="100%" draw:stroke-linejoin="miter" svg:stroke-linecap="butt"/>
    </style:style>
    <style:style style:family="graphic" style:name="a746">
      <style:graphic-properties draw:fill="none" draw:stroke="solid" svg:stroke-width="0.00694in" svg:stroke-color="#4472c4" draw:marker-end="a745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50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776"/>
    <text:list-style style:name="a566"/>
    <text:list-style style:name="a702"/>
    <text:list-style style:name="a696"/>
    <text:list-style style:name="a486"/>
    <text:list-style style:name="a413"/>
    <text:list-style style:name="a835"/>
    <text:list-style style:name="a543"/>
    <text:list-style style:name="a673"/>
    <text:list-style style:name="a463"/>
    <text:list-style style:name="a810"/>
    <text:list-style style:name="a549"/>
    <text:list-style style:name="a602"/>
    <text:list-style style:name="a469"/>
    <text:list-style style:name="a389"/>
    <text:list-style style:name="a735"/>
    <text:list-style style:name="a572"/>
    <text:list-style style:name="a657"/>
    <text:list-style style:name="a710"/>
    <text:list-style style:name="a492"/>
    <text:list-style style:name="a449"/>
    <text:list-style style:name="a632"/>
    <text:list-style style:name="a498"/>
    <text:list-style style:name="a507"/>
    <text:list-style style:name="a638"/>
    <text:list-style style:name="a684"/>
    <text:list-style style:name="a401"/>
    <text:list-style style:name="a395"/>
    <text:list-style style:name="a618"/>
    <text:list-style style:name="a407"/>
    <text:list-style style:name="a790"/>
    <text:list-style style:name="a580"/>
    <text:list-style style:name="a455"/>
    <text:list-style style:name="a372"/>
    <text:list-style style:name="a802"/>
    <text:list-style style:name="a667"/>
    <text:list-style style:name="a796"/>
    <text:list-style style:name="a586"/>
    <text:list-style style:name="a721"/>
    <text:list-style style:name="a378"/>
    <text:list-style style:name="a513"/>
    <text:list-style style:name="a770"/>
    <text:list-style style:name="a560"/>
    <text:list-style style:name="a729"/>
    <text:list-style style:name="a646"/>
    <text:list-style style:name="a690"/>
    <text:list-style style:name="a480"/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draw:name="Table 4" svg:x="5.6in" svg:y="1.99127in" svg:width="1.88572in" svg:height="3.24448in">
          <table:table table:style-name="a36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367" table:default-cell-style-name=""/>
            <table:table-row table:style-name="a368" table:default-cell-style-name="">
              <table:table-cell table:style-name="a373">
                <text:list text:style-name="a372">
                  <text:list-item>
                    <text:p text:style-name="a371" text:class-names="" text:cond-style-name=""><text:span text:style-name="a369" text:class-names="">MQueue</text:span><text:span text:style-name="a370" text:class-names=""/></text:p>
                  </text:list-item>
                </text:list>
              </table:table-cell>
            </table:table-row>
            <table:table-row table:style-name="a374" table:default-cell-style-name="">
              <table:table-cell table:style-name="a379">
                <text:list text:style-name="a378">
                  <text:list-item>
                    <text:p text:style-name="a377" text:class-names="" text:cond-style-name=""><text:span text:style-name="a375" text:class-names="">…</text:span><text:span text:style-name="a376" text:class-names=""/></text:p>
                  </text:list-item>
                </text:list>
              </table:table-cell>
            </table:table-row>
            <table:table-row table:style-name="a380" table:default-cell-style-name="">
              <table:table-cell table:style-name="a384">
                <text:p text:style-name="a383" text:class-names="" text:cond-style-name=""><text:span text:style-name="a381" text:class-names="">M6 – K2</text:span><text:span text:style-name="a382" text:class-names=""/></text:p>
              </table:table-cell>
            </table:table-row>
            <table:table-row table:style-name="a385" table:default-cell-style-name="">
              <table:table-cell table:style-name="a390">
                <text:list text:style-name="a389">
                  <text:list-item>
                    <text:p text:style-name="a388" text:class-names="" text:cond-style-name=""><text:span text:style-name="a386" text:class-names="">M5 – K1</text:span><text:span text:style-name="a387" text:class-names=""/></text:p>
                  </text:list-item>
                </text:list>
              </table:table-cell>
            </table:table-row>
            <table:table-row table:style-name="a391" table:default-cell-style-name="">
              <table:table-cell table:style-name="a396">
                <text:list text:style-name="a395">
                  <text:list-item>
                    <text:p text:style-name="a394" text:class-names="" text:cond-style-name=""><text:span text:style-name="a392" text:class-names="">M4 – K3</text:span><text:span text:style-name="a393" text:class-names=""/></text:p>
                  </text:list-item>
                </text:list>
              </table:table-cell>
            </table:table-row>
            <table:table-row table:style-name="a397" table:default-cell-style-name="">
              <table:table-cell table:style-name="a402">
                <text:list text:style-name="a401">
                  <text:list-item>
                    <text:p text:style-name="a400" text:class-names="" text:cond-style-name=""><text:span text:style-name="a398" text:class-names="">M3 – K1</text:span><text:span text:style-name="a399" text:class-names=""/></text:p>
                  </text:list-item>
                </text:list>
              </table:table-cell>
            </table:table-row>
            <table:table-row table:style-name="a403" table:default-cell-style-name="">
              <table:table-cell table:style-name="a408">
                <text:list text:style-name="a407">
                  <text:list-item>
                    <text:p text:style-name="a406" text:class-names="" text:cond-style-name=""><text:span text:style-name="a404" text:class-names="">M2 – K2</text:span><text:span text:style-name="a405" text:class-names=""/></text:p>
                  </text:list-item>
                </text:list>
              </table:table-cell>
            </table:table-row>
            <table:table-row table:style-name="a409" table:default-cell-style-name="">
              <table:table-cell table:style-name="a414">
                <text:list text:style-name="a413">
                  <text:list-item>
                    <text:p text:style-name="a412" text:class-names="" text:cond-style-name=""><text:span text:style-name="a410" text:class-names="">M1 – K1</text:span><text:span text:style-name="a41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2" draw:style-name="a415" draw:master-page-name="Master1-Layout1-title-Title-Slide" presentation:presentation-page-layout-name="Master1-PPL1" draw:id="Slide-257">
        <draw:custom-shape svg:x="3.10504in" svg:y="3.29048in" svg:width="6.48571in" svg:height="0.68968in" draw:id="id64" draw:style-name="a419" draw:name="Rectangle 1">
          <svg:title/>
          <svg:desc/>
          <text:p text:style-name="a418" text:class-names="" text:cond-style-name=""><text:span text:style-name="a416" text:class-names="">Sequence Manager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65" draw:style-name="a423" draw:name="Rectangle 6">
          <svg:title/>
          <svg:desc/>
          <text:p text:style-name="a422" text:class-names="" text:cond-style-name=""><text:span text:style-name="a420" text:class-names="">AbstractKeySequenceMessageListener</text:span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80433in" svg:x2="6.3479in" svg:y2="3.29048in" draw:end-shape="id64" draw:end-glue-point="0" draw:id="id66" draw:style-name="a425" draw:name="Straight Arrow Connector 9">
          <svg:title/>
          <svg:desc/>
        </draw:connector>
        <draw:connector draw:type="line" svg:x1="6.34789in" svg:y1="3.98016in" draw:start-shape="id64" draw:start-glue-point="2" svg:x2="6.34789in" svg:y2="4.47778in" draw:end-shape="id65" draw:end-glue-point="0" draw:id="id67" draw:style-name="a427" draw:name="Straight Arrow Connector 12">
          <svg:title/>
          <svg:desc/>
        </draw:connector>
        <draw:connector draw:type="line" svg:x1="6.34789in" svg:y1="5.16746in" draw:start-shape="id65" draw:start-glue-point="2" svg:x2="6.36246in" svg:y2="6.01038in" draw:id="id68" draw:style-name="a429" draw:name="Straight Arrow Connector 15">
          <svg:title/>
          <svg:desc/>
        </draw:connector>
        <draw:frame draw:id="id69" draw:style-name="a433" draw:name="TextBox 40" svg:x="6.41932in" svg:y="2.84851in" svg:width="1.75818in" svg:height="0.40391in">
          <draw:text-box>
            <text:p text:style-name="a432" text:class-names="" text:cond-style-name=""><text:span text:style-name="a430" text:class-names="">receive() -&gt; M1</text:span><text:span text:style-name="a431" text:class-names=""/></text:p>
          </draw:text-box>
          <svg:title/>
          <svg:desc/>
        </draw:frame>
        <draw:frame draw:id="id70" draw:style-name="a437" draw:name="TextBox 41" svg:x="6.43837in" svg:y="4.00916in" svg:width="1.86877in" svg:height="0.40391in">
          <draw:text-box>
            <text:p text:style-name="a436" text:class-names="" text:cond-style-name=""><text:span text:style-name="a434" text:class-names="">onMessage(M1)</text:span><text:span text:style-name="a435" text:class-names=""/></text:p>
          </draw:text-box>
          <svg:title/>
          <svg:desc/>
        </draw:frame>
        <draw:frame draw:id="id71" draw:style-name="a442" draw:name="TextBox 42" svg:x="6.36246in" svg:y="5.46313in" svg:width="2.43213in" svg:height="0.40391in">
          <draw:text-box>
            <text:p text:style-name="a441" text:class-names="" text:cond-style-name=""><text:span text:style-name="a438" text:class-names="">getInternalQueue</text:span><text:span text:style-name="a439" text:class-names="">(K1)</text:span><text:span text:style-name="a440" text:class-names=""/></text:p>
          </draw:text-box>
          <svg:title/>
          <svg:desc/>
        </draw:frame>
        <draw:frame draw:id="id72" draw:name="Table 4" svg:x="5.41961in" svg:y="6.01038in" svg:width="1.88572in" svg:height="1.10556in">
          <table:table table:style-name="a44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44" table:default-cell-style-name=""/>
            <table:table-row table:style-name="a445" table:default-cell-style-name="">
              <table:table-cell table:style-name="a450">
                <text:list text:style-name="a449">
                  <text:list-item>
                    <text:p text:style-name="a448" text:class-names="" text:cond-style-name=""><text:span text:style-name="a446" text:class-names="">Internal Queue K1</text:span><text:span text:style-name="a447" text:class-names=""/></text:p>
                  </text:list-item>
                </text:list>
              </table:table-cell>
            </table:table-row>
            <table:table-row table:style-name="a451" table:default-cell-style-name="">
              <table:table-cell table:style-name="a456">
                <text:list text:style-name="a455">
                  <text:list-item>
                    <text:p text:style-name="a454" text:class-names="" text:cond-style-name=""><text:span text:style-name="a452" text:class-names="">M1 – K1</text:span><text:span text:style-name="a45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73" draw:name="Table 4" svg:x="5.40852in" svg:y="-0.01876in" svg:width="1.88572in" svg:height="2.82309in">
          <table:table table:style-name="a4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58" table:default-cell-style-name=""/>
            <table:table-row table:style-name="a459" table:default-cell-style-name="">
              <table:table-cell table:style-name="a464">
                <text:list text:style-name="a463">
                  <text:list-item>
                    <text:p text:style-name="a462" text:class-names="" text:cond-style-name=""><text:span text:style-name="a460" text:class-names="">MQueue</text:span><text:span text:style-name="a461" text:class-names=""/></text:p>
                  </text:list-item>
                </text:list>
              </table:table-cell>
            </table:table-row>
            <table:table-row table:style-name="a465" table:default-cell-style-name="">
              <table:table-cell table:style-name="a470">
                <text:list text:style-name="a469">
                  <text:list-item>
                    <text:p text:style-name="a468" text:class-names="" text:cond-style-name=""><text:span text:style-name="a466" text:class-names="">…</text:span><text:span text:style-name="a467" text:class-names=""/></text:p>
                  </text:list-item>
                </text:list>
              </table:table-cell>
            </table:table-row>
            <table:table-row table:style-name="a471" table:default-cell-style-name="">
              <table:table-cell table:style-name="a475">
                <text:p text:style-name="a474" text:class-names="" text:cond-style-name=""><text:span text:style-name="a472" text:class-names="">M6 – K2</text:span><text:span text:style-name="a473" text:class-names=""/></text:p>
              </table:table-cell>
            </table:table-row>
            <table:table-row table:style-name="a476" table:default-cell-style-name="">
              <table:table-cell table:style-name="a481">
                <text:list text:style-name="a480">
                  <text:list-item>
                    <text:p text:style-name="a479" text:class-names="" text:cond-style-name=""><text:span text:style-name="a477" text:class-names="">M5 – K1</text:span><text:span text:style-name="a478" text:class-names=""/></text:p>
                  </text:list-item>
                </text:list>
              </table:table-cell>
            </table:table-row>
            <table:table-row table:style-name="a482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3" text:class-names="">M4 – K3</text:span><text:span text:style-name="a484" text:class-names=""/></text:p>
                  </text:list-item>
                </text:list>
              </table:table-cell>
            </table:table-row>
            <table:table-row table:style-name="a488" table:default-cell-style-name="">
              <table:table-cell table:style-name="a493">
                <text:list text:style-name="a492">
                  <text:list-item>
                    <text:p text:style-name="a491" text:class-names="" text:cond-style-name=""><text:span text:style-name="a489" text:class-names="">M3 – K1</text:span><text:span text:style-name="a490" text:class-names=""/></text:p>
                  </text:list-item>
                </text:list>
              </table:table-cell>
            </table:table-row>
            <table:table-row table:style-name="a494" table:default-cell-style-name="">
              <table:table-cell table:style-name="a499">
                <text:list text:style-name="a498">
                  <text:list-item>
                    <text:p text:style-name="a497" text:class-names="" text:cond-style-name=""><text:span text:style-name="a495" text:class-names="">M2 – K2</text:span><text:span text:style-name="a496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4" draw:style-name="a500" draw:master-page-name="Master1-Layout1-title-Title-Slide" presentation:presentation-page-layout-name="Master1-PPL1" draw:id="Slide-259">
        <draw:frame draw:id="id74" draw:name="Table 4" svg:x="2.22913in" svg:y="6.01038in" svg:width="1.88572in" svg:height="1.10556in">
          <table:table table:style-name="a50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02" table:default-cell-style-name=""/>
            <table:table-row table:style-name="a503" table:default-cell-style-name="">
              <table:table-cell table:style-name="a508">
                <text:list text:style-name="a507">
                  <text:list-item>
                    <text:p text:style-name="a506" text:class-names="" text:cond-style-name=""><text:span text:style-name="a504" text:class-names="">Internal Queue K1</text:span><text:span text:style-name="a505" text:class-names=""/></text:p>
                  </text:list-item>
                </text:list>
              </table:table-cell>
            </table:table-row>
            <table:table-row table:style-name="a509" table:default-cell-style-name="">
              <table:table-cell table:style-name="a514">
                <text:list text:style-name="a513">
                  <text:list-item>
                    <text:p text:style-name="a512" text:class-names="" text:cond-style-name=""><text:span text:style-name="a510" text:class-names="">M1 – K1</text:span><text:span text:style-name="a511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custom-shape svg:x="3.10504in" svg:y="3.29048in" svg:width="6.48571in" svg:height="0.68968in" draw:id="id75" draw:style-name="a518" draw:name="Rectangle 1">
          <svg:title/>
          <svg:desc/>
          <text:p text:style-name="a517" text:class-names="" text:cond-style-name=""><text:span text:style-name="a515" text:class-names="">Sequence Manager</text:span><text:span text:style-name="a5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0504in" svg:y="4.47778in" svg:width="6.48571in" svg:height="0.68968in" draw:id="id76" draw:style-name="a522" draw:name="Rectangle 6">
          <svg:title/>
          <svg:desc/>
          <text:p text:style-name="a521" text:class-names="" text:cond-style-name=""><text:span text:style-name="a519" text:class-names="">AbstractKeySequenceMessageListener</text:span><text:span text:style-name="a5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35137in" svg:y1="2.40433in" svg:x2="6.3479in" svg:y2="3.29048in" draw:end-shape="id75" draw:end-glue-point="0" draw:id="id77" draw:style-name="a524" draw:name="Straight Arrow Connector 9">
          <svg:title/>
          <svg:desc/>
        </draw:connector>
        <draw:connector draw:type="line" svg:x1="6.34789in" svg:y1="3.98016in" draw:start-shape="id75" draw:start-glue-point="2" svg:x2="6.34789in" svg:y2="4.47778in" draw:end-shape="id76" draw:end-glue-point="0" draw:id="id78" draw:style-name="a526" draw:name="Straight Arrow Connector 12">
          <svg:title/>
          <svg:desc/>
        </draw:connector>
        <draw:connector draw:type="line" svg:x1="6.34789in" svg:y1="5.16746in" draw:start-shape="id76" draw:start-glue-point="2" svg:x2="3.17199in" svg:y2="6.01038in" draw:id="id79" draw:style-name="a528" draw:name="Straight Arrow Connector 15">
          <svg:title/>
          <svg:desc/>
        </draw:connector>
        <draw:frame draw:id="id80" draw:style-name="a532" draw:name="TextBox 40" svg:x="6.41932in" svg:y="2.84851in" svg:width="1.75818in" svg:height="0.40391in">
          <draw:text-box>
            <text:p text:style-name="a531" text:class-names="" text:cond-style-name=""><text:span text:style-name="a529" text:class-names="">receive() -&gt; M2</text:span><text:span text:style-name="a530" text:class-names=""/></text:p>
          </draw:text-box>
          <svg:title/>
          <svg:desc/>
        </draw:frame>
        <draw:frame draw:id="id81" draw:style-name="a536" draw:name="TextBox 41" svg:x="6.43837in" svg:y="4.00916in" svg:width="1.86877in" svg:height="0.40391in">
          <draw:text-box>
            <text:p text:style-name="a535" text:class-names="" text:cond-style-name=""><text:span text:style-name="a533" text:class-names="">onMessage(M2)</text:span><text:span text:style-name="a534" text:class-names=""/></text:p>
          </draw:text-box>
          <svg:title/>
          <svg:desc/>
        </draw:frame>
        <draw:frame draw:id="id82" draw:name="Table 4" svg:x="5.40852in" svg:y="-0.01876in" svg:width="1.88572in" svg:height="2.42309in">
          <table:table table:style-name="a53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38" table:default-cell-style-name=""/>
            <table:table-row table:style-name="a539" table:default-cell-style-name="">
              <table:table-cell table:style-name="a544">
                <text:list text:style-name="a543">
                  <text:list-item>
                    <text:p text:style-name="a542" text:class-names="" text:cond-style-name=""><text:span text:style-name="a540" text:class-names="">MQueue</text:span><text:span text:style-name="a541" text:class-names=""/></text:p>
                  </text:list-item>
                </text:list>
              </table:table-cell>
            </table:table-row>
            <table:table-row table:style-name="a545" table:default-cell-style-name="">
              <table:table-cell table:style-name="a550">
                <text:list text:style-name="a549">
                  <text:list-item>
                    <text:p text:style-name="a548" text:class-names="" text:cond-style-name=""><text:span text:style-name="a546" text:class-names="">…</text:span><text:span text:style-name="a547" text:class-names=""/></text:p>
                  </text:list-item>
                </text:list>
              </table:table-cell>
            </table:table-row>
            <table:table-row table:style-name="a551" table:default-cell-style-name="">
              <table:table-cell table:style-name="a555">
                <text:p text:style-name="a554" text:class-names="" text:cond-style-name=""><text:span text:style-name="a552" text:class-names="">M6 – K2</text:span><text:span text:style-name="a553" text:class-names=""/></text:p>
              </table:table-cell>
            </table:table-row>
            <table:table-row table:style-name="a556" table:default-cell-style-name="">
              <table:table-cell table:style-name="a561">
                <text:list text:style-name="a560">
                  <text:list-item>
                    <text:p text:style-name="a559" text:class-names="" text:cond-style-name=""><text:span text:style-name="a557" text:class-names="">M5 – K1</text:span><text:span text:style-name="a558" text:class-names=""/></text:p>
                  </text:list-item>
                </text:list>
              </table:table-cell>
            </table:table-row>
            <table:table-row table:style-name="a562" table:default-cell-style-name="">
              <table:table-cell table:style-name="a567">
                <text:list text:style-name="a566">
                  <text:list-item>
                    <text:p text:style-name="a565" text:class-names="" text:cond-style-name=""><text:span text:style-name="a563" text:class-names="">M4 – K3</text:span><text:span text:style-name="a564" text:class-names=""/></text:p>
                  </text:list-item>
                </text:list>
              </table:table-cell>
            </table:table-row>
            <table:table-row table:style-name="a568" table:default-cell-style-name="">
              <table:table-cell table:style-name="a573">
                <text:list text:style-name="a572">
                  <text:list-item>
                    <text:p text:style-name="a571" text:class-names="" text:cond-style-name=""><text:span text:style-name="a569" text:class-names="">M3 – K1</text:span><text:span text:style-name="a570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83" draw:name="Table 4" svg:x="8.73123in" svg:y="6.00172in" svg:width="1.88572in" svg:height="1.10556in">
          <table:table table:style-name="a57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5" table:default-cell-style-name=""/>
            <table:table-row table:style-name="a576" table:default-cell-style-name="">
              <table:table-cell table:style-name="a581">
                <text:list text:style-name="a580">
                  <text:list-item>
                    <text:p text:style-name="a579" text:class-names="" text:cond-style-name=""><text:span text:style-name="a577" text:class-names="">Internal Queue K2</text:span><text:span text:style-name="a578" text:class-names=""/></text:p>
                  </text:list-item>
                </text:list>
              </table:table-cell>
            </table:table-row>
            <table:table-row table:style-name="a582" table:default-cell-style-name="">
              <table:table-cell table:style-name="a587">
                <text:list text:style-name="a586">
                  <text:list-item>
                    <text:p text:style-name="a585" text:class-names="" text:cond-style-name=""><text:span text:style-name="a583" text:class-names="">M2 – K2</text:span><text:span text:style-name="a584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connector draw:type="line" svg:x1="6.34789in" svg:y1="5.16746in" draw:start-shape="id76" draw:start-glue-point="2" svg:x2="9.67409in" svg:y2="6.00172in" draw:id="id84" draw:style-name="a589" draw:name="Straight Arrow Connector 14">
          <svg:title/>
          <svg:desc/>
        </draw:connector>
        <draw:frame draw:id="id85" draw:style-name="a594" draw:name="TextBox 17" svg:x="8.1775in" svg:y="5.31633in" svg:width="2.43213in" svg:height="0.40391in">
          <draw:text-box>
            <text:p text:style-name="a593" text:class-names="" text:cond-style-name=""><text:span text:style-name="a590" text:class-names="">getInternalQueue</text:span><text:span text:style-name="a591" text:class-names="">(K2)</text:span><text:span text:style-name="a592" text:class-names=""/></text:p>
          </draw:text-box>
          <svg:title/>
          <svg:desc/>
        </draw:frame>
      </draw:page>
      <draw:page draw:name="Slide5" draw:style-name="a595" draw:master-page-name="Master1-Layout1-title-Title-Slide" presentation:presentation-page-layout-name="Master1-PPL1" draw:id="Slide-260">
        <draw:frame draw:id="id86" draw:name="Table 4" svg:x="2.31457in" svg:y="4.71863in" svg:width="1.88572in" svg:height="1.91668in">
          <table:table table:style-name="a59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97" table:default-cell-style-name=""/>
            <table:table-row table:style-name="a598" table:default-cell-style-name="">
              <table:table-cell table:style-name="a603">
                <text:list text:style-name="a602">
                  <text:list-item>
                    <text:p text:style-name="a601" text:class-names="" text:cond-style-name=""><text:span text:style-name="a599" text:class-names="">Internal Queue K1</text:span><text:span text:style-name="a600" text:class-names=""/></text:p>
                  </text:list-item>
                </text:list>
              </table:table-cell>
            </table:table-row>
            <table:table-row table:style-name="a604" table:default-cell-style-name="">
              <table:table-cell table:style-name="a608">
                <text:p text:style-name="a607" text:class-names="" text:cond-style-name=""><text:span text:style-name="a605" text:class-names="">M5 – K1</text:span><text:span text:style-name="a606" text:class-names=""/></text:p>
              </table:table-cell>
            </table:table-row>
            <table:table-row table:style-name="a609" table:default-cell-style-name="">
              <table:table-cell table:style-name="a613">
                <text:p text:style-name="a612" text:class-names="" text:cond-style-name=""><text:span text:style-name="a610" text:class-names="">M3 – K1</text:span><text:span text:style-name="a611" text:class-names=""/></text:p>
              </table:table-cell>
            </table:table-row>
            <table:table-row table:style-name="a614" table:default-cell-style-name="">
              <table:table-cell table:style-name="a619">
                <text:list text:style-name="a618">
                  <text:list-item>
                    <text:p text:style-name="a617" text:class-names="" text:cond-style-name=""><text:span text:style-name="a615" text:class-names="">M1 – K1</text:span><text:span text:style-name="a616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custom-shape svg:x="3.25742in" svg:y="3.06032in" svg:width="6.48571in" svg:height="0.68968in" draw:id="id87" draw:style-name="a623" draw:name="Rectangle 6">
          <svg:title/>
          <svg:desc/>
          <text:p text:style-name="a622" text:class-names="" text:cond-style-name=""><text:span text:style-name="a620" text:class-names="">AbstractKeySequenceMessageListener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50027in" svg:y1="3.75in" draw:start-shape="id87" draw:start-glue-point="2" svg:x2="3.25742in" svg:y2="4.71863in" draw:id="id88" draw:style-name="a625" draw:name="Straight Arrow Connector 15">
          <svg:title/>
          <svg:desc/>
        </draw:connector>
        <draw:frame draw:id="id89" draw:name="Table 4" svg:x="5.72381in" svg:y="1.01024in" svg:width="1.88572in" svg:height="0.82309in">
          <table:table table:style-name="a62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27" table:default-cell-style-name=""/>
            <table:table-row table:style-name="a628" table:default-cell-style-name=""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MQueue</text:span><text:span text:style-name="a630" text:class-names=""/></text:p>
                  </text:list-item>
                </text:list>
              </table:table-cell>
            </table:table-row>
            <table:table-row table:style-name="a634" table:default-cell-style-name="">
              <table:table-cell table:style-name="a639">
                <text:list text:style-name="a638">
                  <text:list-item>
                    <text:p text:style-name="a637" text:class-names="" text:cond-style-name=""><text:span text:style-name="a635" text:class-names="">…</text:span><text:span text:style-name="a636" text:class-names=""/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90" draw:name="Table 4" svg:x="5.57043in" svg:y="4.73253in" svg:width="1.88572in" svg:height="1.51112in">
          <table:table table:style-name="a64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41" table:default-cell-style-name=""/>
            <table:table-row table:style-name="a642" table:default-cell-style-name="">
              <table:table-cell table:style-name="a647">
                <text:list text:style-name="a646">
                  <text:list-item>
                    <text:p text:style-name="a645" text:class-names="" text:cond-style-name=""><text:span text:style-name="a643" text:class-names="">Internal Queue K2</text:span><text:span text:style-name="a644" text:class-names=""/></text:p>
                  </text:list-item>
                </text:list>
              </table:table-cell>
            </table:table-row>
            <table:table-row table:style-name="a648" table:default-cell-style-name="">
              <table:table-cell table:style-name="a652">
                <text:p text:style-name="a651" text:class-names="" text:cond-style-name=""><text:span text:style-name="a649" text:class-names="">M6 – K2</text:span><text:span text:style-name="a650" text:class-names=""/></text:p>
              </table:table-cell>
            </table:table-row>
            <table:table-row table:style-name="a653" table:default-cell-style-name="">
              <table:table-cell table:style-name="a658">
                <text:list text:style-name="a657">
                  <text:list-item>
                    <text:p text:style-name="a656" text:class-names="" text:cond-style-name=""><text:span text:style-name="a654" text:class-names="">M2 – K2</text:span><text:span text:style-name="a655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connector draw:type="line" svg:x1="6.50027in" svg:y1="3.75in" draw:start-shape="id87" draw:start-glue-point="2" svg:x2="6.51329in" svg:y2="4.73253in" draw:id="id91" draw:style-name="a660" draw:name="Straight Arrow Connector 14">
          <svg:title/>
          <svg:desc/>
        </draw:connector>
        <draw:frame draw:id="id92" draw:name="Table 4" svg:x="8.49238in" svg:y="4.73253in" svg:width="1.88572in" svg:height="1.10556in">
          <table:table table:style-name="a66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62" table:default-cell-style-name=""/>
            <table:table-row table:style-name="a663" table:default-cell-style-name="">
              <table:table-cell table:style-name="a668">
                <text:list text:style-name="a667">
                  <text:list-item>
                    <text:p text:style-name="a666" text:class-names="" text:cond-style-name=""><text:span text:style-name="a664" text:class-names="">Internal Queue K3</text:span><text:span text:style-name="a665" text:class-names=""/></text:p>
                  </text:list-item>
                </text:list>
              </table:table-cell>
            </table:table-row>
            <table:table-row table:style-name="a669" table:default-cell-style-name=""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M4 – K3</text:span><text:span text:style-name="a671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connector draw:type="line" svg:x1="6.50027in" svg:y1="3.75in" draw:start-shape="id87" draw:start-glue-point="2" svg:x2="9.43524in" svg:y2="4.73253in" draw:id="id93" draw:style-name="a676" draw:name="Straight Arrow Connector 24">
          <svg:title/>
          <svg:desc/>
        </draw:connector>
      </draw:page>
      <draw:page draw:name="Slide6" draw:style-name="a677" draw:master-page-name="Master1-Layout1-title-Title-Slide" presentation:presentation-page-layout-name="Master1-PPL1" draw:id="Slide-261">
        <draw:frame draw:id="id94" draw:name="Table 4" svg:x="2.54762in" svg:y="0.53651in" svg:width="1.88572in" svg:height="1.91668in">
          <table:table table:style-name="a67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679" table:default-cell-style-name=""/>
            <table:table-row table:style-name="a680" table:default-cell-style-name="">
              <table:table-cell table:style-name="a685">
                <text:list text:style-name="a684">
                  <text:list-item>
                    <text:p text:style-name="a683" text:class-names="" text:cond-style-name=""><text:span text:style-name="a681" text:class-names="">Internal Queue K1</text:span><text:span text:style-name="a682" text:class-names=""/></text:p>
                  </text:list-item>
                </text:list>
              </table:table-cell>
            </table:table-row>
            <table:table-row table:style-name="a686" table:default-cell-style-name="">
              <table:table-cell table:style-name="a691">
                <text:list text:style-name="a690">
                  <text:list-item>
                    <text:p text:style-name="a689" text:class-names="" text:cond-style-name=""><text:span text:style-name="a687" text:class-names="">M5 – K1</text:span><text:span text:style-name="a688" text:class-names=""/></text:p>
                  </text:list-item>
                </text:list>
              </table:table-cell>
            </table:table-row>
            <table:table-row table:style-name="a692" table:default-cell-style-name="">
              <table:table-cell table:style-name="a697">
                <text:list text:style-name="a696">
                  <text:list-item>
                    <text:p text:style-name="a695" text:class-names="" text:cond-style-name=""><text:span text:style-name="a693" text:class-names="">M3 – K1</text:span><text:span text:style-name="a694" text:class-names=""/></text:p>
                  </text:list-item>
                </text:list>
              </table:table-cell>
            </table:table-row>
            <table:table-row table:style-name="a698" table:default-cell-style-name="">
              <table:table-cell table:style-name="a703">
                <text:list text:style-name="a702">
                  <text:list-item>
                    <text:p text:style-name="a701" text:class-names="" text:cond-style-name=""><text:span text:style-name="a699" text:class-names="">M1 – K1</text:span><text:span text:style-name="a700" text:class-names=""/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95" draw:name="Table 4" svg:x="5.81905in" svg:y="0.92041in" svg:width="1.88572in" svg:height="1.51112in">
          <table:table table:style-name="a7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05" table:default-cell-style-name=""/>
            <table:table-row table:style-name="a706" table:default-cell-style-name="">
              <table:table-cell table:style-name="a711">
                <text:list text:style-name="a710">
                  <text:list-item>
                    <text:p text:style-name="a709" text:class-names="" text:cond-style-name=""><text:span text:style-name="a707" text:class-names="">Internal Queue K2</text:span><text:span text:style-name="a708" text:class-names=""/></text:p>
                  </text:list-item>
                </text:list>
              </table:table-cell>
            </table:table-row>
            <table:table-row table:style-name="a712" table:default-cell-style-name="">
              <table:table-cell table:style-name="a716">
                <text:p text:style-name="a715" text:class-names="" text:cond-style-name=""><text:span text:style-name="a713" text:class-names="">M6 – K2</text:span><text:span text:style-name="a714" text:class-names=""/></text:p>
              </table:table-cell>
            </table:table-row>
            <table:table-row table:style-name="a717" table:default-cell-style-name="">
              <table:table-cell table:style-name="a722">
                <text:list text:style-name="a721">
                  <text:list-item>
                    <text:p text:style-name="a720" text:class-names="" text:cond-style-name=""><text:span text:style-name="a718" text:class-names="">M2 – K2</text:span><text:span text:style-name="a719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96" draw:name="Table 4" svg:x="8.99524in" svg:y="1.22829in" svg:width="1.88572in" svg:height="1.10556in">
          <table:table table:style-name="a72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24" table:default-cell-style-name=""/>
            <table:table-row table:style-name="a725" table:default-cell-style-name="">
              <table:table-cell table:style-name="a730">
                <text:list text:style-name="a729">
                  <text:list-item>
                    <text:p text:style-name="a728" text:class-names="" text:cond-style-name=""><text:span text:style-name="a726" text:class-names="">Internal Queue K3</text:span><text:span text:style-name="a727" text:class-names=""/></text:p>
                  </text:list-item>
                </text:list>
              </table:table-cell>
            </table:table-row>
            <table:table-row table:style-name="a731" table:default-cell-style-name="">
              <table:table-cell table:style-name="a736">
                <text:list text:style-name="a735">
                  <text:list-item>
                    <text:p text:style-name="a734" text:class-names="" text:cond-style-name=""><text:span text:style-name="a732" text:class-names="">M4 – K3</text:span><text:span text:style-name="a733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draw:custom-shape svg:x="3.50779in" svg:y="3.68231in" svg:width="6.48571in" svg:height="0.68968in" draw:id="id97" draw:style-name="a740" draw:name="Rectangle 7">
          <svg:title/>
          <svg:desc/>
          <text:p text:style-name="a739" text:class-names="" text:cond-style-name=""><text:span text:style-name="a737" text:class-names="">AbstractKeySequenceMessageListener</text:span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49048in" svg:y1="2.45319in" svg:x2="6.75065in" svg:y2="3.68231in" draw:end-shape="id97" draw:end-glue-point="0" draw:id="id98" draw:style-name="a742" draw:name="Straight Arrow Connector 25">
          <svg:title/>
          <svg:desc/>
        </draw:connector>
        <draw:connector draw:type="line" svg:x1="6.76191in" svg:y1="2.43153in" svg:x2="6.75065in" svg:y2="3.68231in" draw:end-shape="id97" draw:end-glue-point="0" draw:id="id99" draw:style-name="a744" draw:name="Straight Arrow Connector 28">
          <svg:title/>
          <svg:desc/>
        </draw:connector>
        <draw:connector draw:type="line" svg:x1="9.9381in" svg:y1="2.33385in" svg:x2="6.75065in" svg:y2="3.68231in" draw:end-shape="id97" draw:end-glue-point="0" draw:id="id100" draw:style-name="a746" draw:name="Straight Arrow Connector 31">
          <svg:title/>
          <svg:desc/>
        </draw:connector>
        <draw:frame draw:id="id101" draw:style-name="a750" draw:name="TextBox 45" svg:x="3.72684in" svg:y="2.91233in" svg:width="1.40238in" svg:height="0.40391in">
          <draw:text-box>
            <text:p text:style-name="a749" text:class-names="" text:cond-style-name=""><text:span text:style-name="a747" text:class-names="">doTask(M1)</text:span><text:span text:style-name="a748" text:class-names=""/></text:p>
          </draw:text-box>
          <svg:title/>
          <svg:desc/>
        </draw:frame>
        <draw:frame draw:id="id102" draw:style-name="a754" draw:name="TextBox 46" svg:x="6.29112in" svg:y="2.80069in" svg:width="1.40238in" svg:height="0.40391in">
          <draw:text-box>
            <text:p text:style-name="a753" text:class-names="" text:cond-style-name=""><text:span text:style-name="a751" text:class-names="">doTask(M2)</text:span><text:span text:style-name="a752" text:class-names=""/></text:p>
          </draw:text-box>
          <svg:title/>
          <svg:desc/>
        </draw:frame>
        <draw:frame draw:id="id103" draw:style-name="a758" draw:name="TextBox 47" svg:x="8.53572in" svg:y="2.69991in" svg:width="1.40238in" svg:height="0.40391in">
          <draw:text-box>
            <text:p text:style-name="a757" text:class-names="" text:cond-style-name=""><text:span text:style-name="a755" text:class-names="">doTask(M4)</text:span><text:span text:style-name="a756" text:class-names=""/></text:p>
          </draw:text-box>
          <svg:title/>
          <svg:desc/>
        </draw:frame>
      </draw:page>
      <draw:page draw:name="Slide3" draw:style-name="a759" draw:master-page-name="Master1-Layout1-title-Title-Slide" presentation:presentation-page-layout-name="Master1-PPL1" draw:id="Slide-258">
        <draw:custom-shape svg:x="3.32597in" svg:y="1.95931in" svg:width="6.48571in" svg:height="0.68968in" draw:id="id104" draw:style-name="a763" draw:name="Rectangle 7">
          <svg:title/>
          <svg:desc/>
          <text:p text:style-name="a762" text:class-names="" text:cond-style-name=""><text:span text:style-name="a760" text:class-names="">AbstractKeySequenceMessageListener</text:span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name="Table 4" svg:x="9.58312in" svg:y="3.90019in" svg:width="1.88572in" svg:height="0.80556in">
          <table:table table:style-name="a76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65" table:default-cell-style-name=""/>
            <table:table-row table:style-name="a766" table:default-cell-style-name="">
              <table:table-cell table:style-name="a771">
                <text:list text:style-name="a770">
                  <text:list-item>
                    <text:p text:style-name="a769" text:class-names="" text:cond-style-name=""><text:span text:style-name="a767" text:class-names="">MQueue</text:span><text:span text:style-name="a768" text:class-names=""/></text:p>
                  </text:list-item>
                </text:list>
              </table:table-cell>
            </table:table-row>
            <table:table-row table:style-name="a772" table:default-cell-style-name=""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…</text:span><text:span text:style-name="a774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connector draw:type="line" svg:x1="6.56882in" svg:y1="2.64899in" draw:start-shape="id104" draw:start-glue-point="2" svg:x2="10.52598in" svg:y2="3.90019in" draw:id="id106" draw:style-name="a779" draw:name="Straight Arrow Connector 26">
          <svg:title/>
          <svg:desc/>
        </draw:connector>
        <draw:frame draw:id="id107" draw:style-name="a783" draw:name="TextBox 29" svg:x="8.23696in" svg:y="3.25086in" svg:width="2.76045in" svg:height="0.40391in">
          <draw:text-box>
            <text:p text:style-name="a782" text:class-names="" text:cond-style-name=""><text:span text:style-name="a780" text:class-names="">acknowledge()/commit()</text:span><text:span text:style-name="a781" text:class-names=""/></text:p>
          </draw:text-box>
          <svg:title/>
          <svg:desc/>
        </draw:frame>
        <draw:frame draw:id="id108" draw:name="Table 4" svg:x="0.92163in" svg:y="4.08508in" svg:width="1.88572in" svg:height="1.51112in">
          <table:table table:style-name="a7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785" table:default-cell-style-name=""/>
            <table:table-row table:style-name="a786" table:default-cell-style-name="">
              <table:table-cell table:style-name="a791">
                <text:list text:style-name="a790">
                  <text:list-item>
                    <text:p text:style-name="a789" text:class-names="" text:cond-style-name=""><text:span text:style-name="a787" text:class-names="">Internal Queue K1</text:span><text:span text:style-name="a788" text:class-names=""/></text:p>
                  </text:list-item>
                </text:list>
              </table:table-cell>
            </table:table-row>
            <table:table-row table:style-name="a792" table:default-cell-style-name="">
              <table:table-cell table:style-name="a797">
                <text:list text:style-name="a796">
                  <text:list-item>
                    <text:p text:style-name="a795" text:class-names="" text:cond-style-name=""><text:span text:style-name="a793" text:class-names="">M5 – K1</text:span><text:span text:style-name="a794" text:class-names=""/></text:p>
                  </text:list-item>
                </text:list>
              </table:table-cell>
            </table:table-row>
            <table:table-row table:style-name="a798" table:default-cell-style-name=""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M3 – K1</text:span><text:span text:style-name="a800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109" draw:name="Table 4" svg:x="4.14545in" svg:y="4.08508in" svg:width="1.88572in" svg:height="1.10556in">
          <table:table table:style-name="a8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05" table:default-cell-style-name=""/>
            <table:table-row table:style-name="a806" table:default-cell-style-name="">
              <table:table-cell table:style-name="a811">
                <text:list text:style-name="a810">
                  <text:list-item>
                    <text:p text:style-name="a809" text:class-names="" text:cond-style-name=""><text:span text:style-name="a807" text:class-names="">Internal Queue K2</text:span><text:span text:style-name="a808" text:class-names=""/></text:p>
                  </text:list-item>
                </text:list>
              </table:table-cell>
            </table:table-row>
            <table:table-row table:style-name="a812" table:default-cell-style-name="">
              <table:table-cell table:style-name="a816">
                <text:p text:style-name="a815" text:class-names="" text:cond-style-name=""><text:span text:style-name="a813" text:class-names="">M6 – K2</text:span><text:span text:style-name="a814" text:class-names=""/></text:p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connector draw:type="line" svg:x1="6.56882in" svg:y1="2.64899in" draw:start-shape="id104" draw:start-glue-point="2" svg:x2="1.86449in" svg:y2="4.08508in" draw:id="id110" draw:style-name="a818" draw:name="Straight Arrow Connector 26">
          <svg:title/>
          <svg:desc/>
        </draw:connector>
        <draw:connector draw:type="line" svg:x1="6.56882in" svg:y1="2.64899in" draw:start-shape="id104" draw:start-glue-point="2" svg:x2="5.08831in" svg:y2="4.08508in" draw:id="id111" draw:style-name="a820" draw:name="Straight Arrow Connector 26">
          <svg:title/>
          <svg:desc/>
        </draw:connector>
        <draw:frame draw:id="id112" draw:style-name="a824" draw:name="TextBox 29" svg:x="3.55452in" svg:y="3.35457in" svg:width="0.58412in" svg:height="0.40391in">
          <draw:text-box>
            <text:p text:style-name="a823" text:class-names="" text:cond-style-name=""><text:span text:style-name="a821" text:class-names="">poll</text:span><text:span text:style-name="a822" text:class-names=""/></text:p>
          </draw:text-box>
          <svg:title/>
          <svg:desc/>
        </draw:frame>
        <draw:frame draw:id="id113" draw:style-name="a828" draw:name="TextBox 29" svg:x="5.13252in" svg:y="3.43765in" svg:width="0.58412in" svg:height="0.40391in">
          <draw:text-box>
            <text:p text:style-name="a827" text:class-names="" text:cond-style-name=""><text:span text:style-name="a825" text:class-names="">poll</text:span><text:span text:style-name="a826" text:class-names=""/></text:p>
          </draw:text-box>
          <svg:title/>
          <svg:desc/>
        </draw:frame>
        <draw:frame draw:id="id114" draw:name="Table 4" svg:x="6.85066in" svg:y="4.08508in" svg:width="1.88572in" svg:height="0.7in">
          <table:table table:style-name="a829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30" table:default-cell-style-name=""/>
            <table:table-row table:style-name="a831" table:default-cell-style-name="">
              <table:table-cell table:style-name="a836">
                <text:list text:style-name="a835">
                  <text:list-item>
                    <text:p text:style-name="a834" text:class-names="" text:cond-style-name=""><text:span text:style-name="a832" text:class-names="">Internal Queue K3</text:span><text:span text:style-name="a833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draw:frame draw:id="id115" draw:style-name="a840" draw:name="TextBox 29" svg:x="6.9925in" svg:y="3.44254in" svg:width="0.58412in" svg:height="0.40391in">
          <draw:text-box>
            <text:p text:style-name="a839" text:class-names="" text:cond-style-name=""><text:span text:style-name="a837" text:class-names="">poll</text:span><text:span text:style-name="a838" text:class-names=""/></text:p>
          </draw:text-box>
          <svg:title/>
          <svg:desc/>
        </draw:frame>
        <draw:connector draw:type="line" svg:x1="6.56882in" svg:y1="2.64899in" draw:start-shape="id104" draw:start-glue-point="2" svg:x2="7.79351in" svg:y2="4.08508in" draw:id="id116" draw:style-name="a842" draw:name="Straight Arrow Connector 26">
          <svg:title/>
          <svg:desc/>
        </draw:connector>
        <draw:connector draw:type="line" svg:x1="7.18117in" svg:y1="3.90019in" svg:x2="8.73637in" svg:y2="5.05051in" draw:id="id117" draw:style-name="a843" draw:name="Straight Connector 49">
          <svg:title/>
          <svg:desc/>
        </draw:connector>
        <draw:connector draw:type="line" svg:x1="8.33117in" svg:y1="3.95394in" svg:x2="7.18117in" svg:y2="5.05051in" draw:id="id118" draw:style-name="a844" draw:name="Straight Connector 5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25" svg:viewBox="0 0 20 30" svg:d="m10 0-10 30h20z"/>
    <draw:marker draw:name="a527" svg:viewBox="0 0 20 30" svg:d="m10 0-10 30h20z"/>
    <draw:marker draw:name="a659" svg:viewBox="0 0 20 30" svg:d="m10 0-10 30h20z"/>
    <draw:marker draw:name="a741" svg:viewBox="0 0 20 30" svg:d="m10 0-10 30h20z"/>
    <draw:marker draw:name="a675" svg:viewBox="0 0 20 30" svg:d="m10 0-10 30h20z"/>
    <draw:marker draw:name="a743" svg:viewBox="0 0 20 30" svg:d="m10 0-10 30h20z"/>
    <draw:marker draw:name="a745" svg:viewBox="0 0 20 30" svg:d="m10 0-10 30h20z"/>
    <draw:marker draw:name="a424" svg:viewBox="0 0 20 30" svg:d="m10 0-10 30h20z"/>
    <draw:marker draw:name="a426" svg:viewBox="0 0 20 30" svg:d="m10 0-10 30h20z"/>
    <draw:marker draw:name="a624" svg:viewBox="0 0 20 30" svg:d="m10 0-10 30h20z"/>
    <draw:marker draw:name="a428" svg:viewBox="0 0 20 30" svg:d="m10 0-10 30h20z"/>
    <draw:marker draw:name="a817" svg:viewBox="0 0 20 30" svg:d="m10 0-10 30h20z"/>
    <draw:marker draw:name="a819" svg:viewBox="0 0 20 30" svg:d="m10 0-10 30h20z"/>
    <draw:marker draw:name="a841" svg:viewBox="0 0 20 30" svg:d="m10 0-10 30h20z"/>
    <draw:marker draw:name="a778" svg:viewBox="0 0 20 30" svg:d="m10 0-10 30h20z"/>
    <draw:marker draw:name="a523" svg:viewBox="0 0 20 30" svg:d="m10 0-10 30h20z"/>
    <draw:marker draw:name="a588" svg:viewBox="0 0 20 30" svg:d="m10 0-10 30h20z"/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5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0/05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5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0/05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0/05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0/05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0/05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0/05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0/05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0/05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0/05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0/05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ilipe Silva</meta:initial-creator>
    <dc:creator>Filipe Silva</dc:creator>
    <meta:creation-date>2021-05-09T21:45:28Z</meta:creation-date>
    <dc:date>2021-05-09T23:16:08Z</dc:date>
    <meta:editing-cycles>1</meta:editing-cycles>
    <meta:editing-duration>PT2010S</meta:editing-duration>
    <meta:document-statistic meta:paragraph-count="75" meta:word-count="197"/>
  </office:meta>
</office:document-meta>
</file>